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font-name="AnjaliOldLipi"/>
    </style:style>
    <style:style style:name="T2" style:family="text">
      <style:text-properties style:font-name="AnjaliOldLipi" fo:font-size="18pt" style:font-size-asian="18pt" style:font-size-complex="18pt"/>
    </style:style>
    <style:style style:name="T3" style:family="text">
      <style:text-properties style:font-name="AnjaliOldLipi" fo:font-size="28pt" style:font-size-asian="28pt" style:font-size-complex="28pt"/>
    </style:style>
    <style:style style:name="T4" style:family="text">
      <style:text-properties style:font-name="Abyssinica SIL" fo:font-size="28pt" style:font-size-asian="28pt" style:font-size-complex="2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Kanpur Tour Guide App Project</text:span></text:p>
      <text:p text:style-name="Standard"/>
      <text:p text:style-name="Standard"/>
      <text:p text:style-name="Standard">&gt;Plan App Features</text:p>
      <text:p text:style-name="Standard">&gt;Plan App Layout</text:p>
      <text:p text:style-name="Standard">&gt;Plan App Theme</text:p>
      <text:p text:style-name="Standard">&gt;Plan Activitiy Features</text:p>
      <text:p text:style-name="Standard">&gt;Plan Activity Layouts</text:p>
      <text:p text:style-name="Standard">&gt;Plan Activity themes</text:p>
      <text:p text:style-name="Standard">&gt;Collect assests</text:p>
      <text:p text:style-name="Standard"/>
      <text:p text:style-name="Standard"/>
      <text:p text:style-name="Standard"/>
      <text:p text:style-name="Standard"/>
      <text:p text:style-name="Standard"># 1.Plan App Features</text:p>
      <text:p text:style-name="Standard">The app consists of six main sub-activities which go as following: Climate, Food and Drinks, Places to Visit, History, Governance and Transport.</text:p>
      <text:p text:style-name="Standard">The main activity contains intents to launch either of these activities.</text:p>
      <text:p text:style-name="Standard"><text:tab/></text:p>
      <text:p text:style-name="Standard"><text:tab/>&gt;THE CLIMATE ACTIVITY</text:p>
      <text:p text:style-name="Standard"><text:tab/><text:tab/>Short informal description(can contain details of a highlight of the season), followed by a themed documentation of official <text:tab/><text:tab/><text:tab/>figures(source:Wikepedia).</text:p>
      <text:p text:style-name="Standard"/>
      <text:p text:style-name="Standard"><text:tab/>&gt;THE FOOD AND DRINKS ACTIVITY</text:p>
      <text:p text:style-name="Standard"><text:tab/><text:tab/>Categorization of restaurants,(based on types of meals, probably) followed by a corresponding list of restaurants for each <text:tab/><text:tab/><text:tab/>category.Each restaurant should have its own single page activity, filled with its details.The details should include a phone <text:tab/><text:tab/><text:tab/>number, a full bleed image(courtesy:trip advisor), a rating, type of food/cuisines(continental, italian etc.), address with an <text:tab/><text:tab/><text:tab/>intent launcher for google maps and an open hours tag.</text:p>
      <text:p text:style-name="Standard"><text:tab/></text:p>
      <text:p text:style-name="Standard"><text:tab/>&gt;THE PLACES TO VISIT ACTIVITY</text:p>
      <text:p text:style-name="Standard"><text:tab/><text:tab/>List of all places, with each place having its own activity. Each such activity must consist of multiple images of the place, <text:tab/><text:tab/><text:tab/>with relevant information(History, About etc), a rating, a contact number , open/closed hours tag and and an address with an <text:tab/><text:tab/><text:tab/>intent launcher for google maps.</text:p>
      <text:p text:style-name="Standard"/>
      <text:p text:style-name="Standard"><text:tab/>&gt;THE GOVERNANCE ACTIVITY</text:p>
      <text:p text:style-name="Standard"><text:tab/><text:tab/>All important portfolio holders of the city, their contact numbers and a list of emergency numbers.</text:p>
      <text:p text:style-name="Standard"/>
      <text:p text:style-name="Standard"><text:tab/>&gt;THE TRANSPORT ACTIVITY</text:p>
      <text:p text:style-name="Standard"><text:tab/><text:tab/>Closest Airports, Train and Bus Routes.</text:p>
      <text:p text:style-name="Standard"><text:tab/><text:tab/>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14:17:21.298543393</meta:creation-date>
    <dc:date>2018-06-18T14:19:30.109064339</dc:date>
    <meta:editing-duration>PT2M11S</meta:editing-duration>
    <meta:editing-cycles>1</meta:editing-cycles>
    <meta:document-statistic meta:table-count="0" meta:image-count="0" meta:object-count="0" meta:page-count="1" meta:paragraph-count="24" meta:word-count="230" meta:character-count="1566" meta:non-whitespace-character-count="1317"/>
    <meta:generator>LibreOffice/6.0.3.2$Linux_X86_64 LibreOffice_project/00m0$Build-2</meta:generator>
  </office:meta>
</office:document-meta>
</file>